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8cm" svg:height="21.728cm" svg:x="9.182cm" svg:y="0.106cm">
            <draw:object draw:notify-on-update-of-ranges="outPut.D1:outPut.D1 outPut.D2:outPut.D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goundSteering</text:p>
          </table:table-cell>
          <table:table-cell office:value-type="string" calcext:value-type="string">
            <text:p><text:s/>group_14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652789771694386" calcext:value-type="float">
            <text:p>16527897716943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1652789776031109" calcext:value-type="float">
            <text:p>1652789776031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652789776661302" calcext:value-type="float">
            <text:p>16527897766613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652789776758572" calcext:value-type="float">
            <text:p>16527897767585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652789776868941" calcext:value-type="float">
            <text:p>1652789776868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652789776975003" calcext:value-type="float">
            <text:p>1652789776975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652789777094744" calcext:value-type="float">
            <text:p>1652789777094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652789777206481" calcext:value-type="float">
            <text:p>1652789777206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52789777300054" calcext:value-type="float">
            <text:p>16527897773000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652789777403813" calcext:value-type="float">
            <text:p>16527897774038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652789777502950" calcext:value-type="float">
            <text:p>165278977750295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652789777600298" calcext:value-type="float">
            <text:p>16527897776002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652789777720261" calcext:value-type="float">
            <text:p>16527897777202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652789777815281" calcext:value-type="float">
            <text:p>1652789777815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652789777921822" calcext:value-type="float">
            <text:p>16527897779218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652789778027796" calcext:value-type="float">
            <text:p>1652789778027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1652789778136685" calcext:value-type="float">
            <text:p>1652789778136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652789778227331" calcext:value-type="float">
            <text:p>16527897782273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1652789778354001" calcext:value-type="float">
            <text:p>1652789778354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652789778437309" calcext:value-type="float">
            <text:p>16527897784373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652789778533280" calcext:value-type="float">
            <text:p>165278977853328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652789778640574" calcext:value-type="float">
            <text:p>1652789778640574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99082" calcext:value-type="float">
            <text:p>0.19908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652789778745411" calcext:value-type="float">
            <text:p>165278977874541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20054" calcext:value-type="float">
            <text:p>0.2005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652789778853535" calcext:value-type="float">
            <text:p>1652789778853535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86086" calcext:value-type="float">
            <text:p>0.186086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1652789778964057" calcext:value-type="float">
            <text:p>1652789778964057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3864" calcext:value-type="float">
            <text:p>0.13864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652789779081123" calcext:value-type="float">
            <text:p>1652789779081123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53202" calcext:value-type="float">
            <text:p>0.15320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1652789779174065" calcext:value-type="float">
            <text:p>1652789779174065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59473" calcext:value-type="float">
            <text:p>0.15947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652789779273357" calcext:value-type="float">
            <text:p>1652789779273357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75798" calcext:value-type="float">
            <text:p>0.17579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652789779376511" calcext:value-type="float">
            <text:p>165278977937651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66446" calcext:value-type="float">
            <text:p>0.16644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52789779479278" calcext:value-type="float">
            <text:p>1652789779479278</text:p>
          </table:table-cell>
          <table:table-cell office:value-type="float" office:value="0.149949" calcext:value-type="float">
            <text:p>0.149949</text:p>
          </table:table-cell>
          <table:table-cell office:value-type="float" office:value="0.178026" calcext:value-type="float">
            <text:p>0.17802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52789779579168" calcext:value-type="float">
            <text:p>1652789779579168</text:p>
          </table:table-cell>
          <table:table-cell office:value-type="float" office:value="0.149949" calcext:value-type="float">
            <text:p>0.149949</text:p>
          </table:table-cell>
          <table:table-cell office:value-type="float" office:value="0.201803" calcext:value-type="float">
            <text:p>0.201803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652789779685400" calcext:value-type="float">
            <text:p>1652789779685400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199159" calcext:value-type="float">
            <text:p>0.199159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1652789779790611" calcext:value-type="float">
            <text:p>1652789779790611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04326" calcext:value-type="float">
            <text:p>0.20432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652789779889596" calcext:value-type="float">
            <text:p>1652789779889596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205284" calcext:value-type="float">
            <text:p>0.20528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652789779990671" calcext:value-type="float">
            <text:p>165278977999067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652789780095638" calcext:value-type="float">
            <text:p>1652789780095638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652789780197487" calcext:value-type="float">
            <text:p>1652789780197487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1652789780306642" calcext:value-type="float">
            <text:p>165278978030664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652789780408674" calcext:value-type="float">
            <text:p>165278978040867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55289" calcext:value-type="float">
            <text:p>0.15528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652789780514742" calcext:value-type="float">
            <text:p>1652789780514742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00495" calcext:value-type="float">
            <text:p>0.20049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652789780612744" calcext:value-type="float">
            <text:p>165278978061274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652789780722260" calcext:value-type="float">
            <text:p>165278978072226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652789780825093" calcext:value-type="float">
            <text:p>1652789780825093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652789780942450" calcext:value-type="float">
            <text:p>1652789780942450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52789781038154" calcext:value-type="float">
            <text:p>1652789781038154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652789781128777" calcext:value-type="float">
            <text:p>1652789781128777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652789781247277" calcext:value-type="float">
            <text:p>1652789781247277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652789781346074" calcext:value-type="float">
            <text:p>1652789781346074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652789781445634" calcext:value-type="float">
            <text:p>1652789781445634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1652789781547712" calcext:value-type="float">
            <text:p>1652789781547712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652789781665290" calcext:value-type="float">
            <text:p>1652789781665290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652789781765923" calcext:value-type="float">
            <text:p>1652789781765923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652789781874822" calcext:value-type="float">
            <text:p>16527897818748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652789781971403" calcext:value-type="float">
            <text:p>16527897819714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652789782079041" calcext:value-type="float">
            <text:p>16527897820790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652789782171417" calcext:value-type="float">
            <text:p>1652789782171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1652789782287772" calcext:value-type="float">
            <text:p>1652789782287772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-0.152277" calcext:value-type="float">
            <text:p>-0.152277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1652789782389130" calcext:value-type="float">
            <text:p>1652789782389130</text:p>
          </table:table-cell>
          <table:table-cell office:value-type="float" office:value="-0" calcext:value-type="float">
            <text:p>0</text:p>
          </table:table-cell>
          <table:table-cell office:value-type="float" office:value="-0.138006" calcext:value-type="float">
            <text:p>-0.138006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1652789782494810" calcext:value-type="float">
            <text:p>1652789782494810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-0.167432" calcext:value-type="float">
            <text:p>-0.167432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1652789782600690" calcext:value-type="float">
            <text:p>1652789782600690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-0.181509" calcext:value-type="float">
            <text:p>-0.181509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652789782690025" calcext:value-type="float">
            <text:p>1652789782690025</text:p>
          </table:table-cell>
          <table:table-cell office:value-type="float" office:value="-0" calcext:value-type="float">
            <text:p>0</text:p>
          </table:table-cell>
          <table:table-cell office:value-type="float" office:value="-0.200449" calcext:value-type="float">
            <text:p>-0.200449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1652789782805453" calcext:value-type="float">
            <text:p>1652789782805453</text:p>
          </table:table-cell>
          <table:table-cell office:value-type="float" office:value="-0" calcext:value-type="float">
            <text:p>0</text:p>
          </table:table-cell>
          <table:table-cell office:value-type="float" office:value="-0.182349" calcext:value-type="float">
            <text:p>-0.18234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652789782912847" calcext:value-type="float">
            <text:p>1652789782912847</text:p>
          </table:table-cell>
          <table:table-cell office:value-type="float" office:value="-0" calcext:value-type="float">
            <text:p>0</text:p>
          </table:table-cell>
          <table:table-cell office:value-type="float" office:value="-0.196777" calcext:value-type="float">
            <text:p>-0.196777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652789783011701" calcext:value-type="float">
            <text:p>1652789783011701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202448" calcext:value-type="float">
            <text:p>-0.202448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1652789783139926" calcext:value-type="float">
            <text:p>1652789783139926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204799" calcext:value-type="float">
            <text:p>-0.204799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1652789783241247" calcext:value-type="float">
            <text:p>1652789783241247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203845" calcext:value-type="float">
            <text:p>-0.20384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652789783319229" calcext:value-type="float">
            <text:p>1652789783319229</text:p>
          </table:table-cell>
          <table:table-cell office:value-type="float" office:value="-0.18593" calcext:value-type="float">
            <text:p>-0.18593</text:p>
          </table:table-cell>
          <table:table-cell office:value-type="float" office:value="-0.208162" calcext:value-type="float">
            <text:p>-0.20816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52789783412885" calcext:value-type="float">
            <text:p>1652789783412885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210668" calcext:value-type="float">
            <text:p>-0.21066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52789783524219" calcext:value-type="float">
            <text:p>1652789783524219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21123" calcext:value-type="float">
            <text:p>-0.2112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652789783624893" calcext:value-type="float">
            <text:p>1652789783624893</text:p>
          </table:table-cell>
          <table:table-cell office:value-type="float" office:value="-0" calcext:value-type="float">
            <text:p>0</text:p>
          </table:table-cell>
          <table:table-cell office:value-type="float" office:value="-0.21158" calcext:value-type="float">
            <text:p>-0.2115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652789783670965" calcext:value-type="float">
            <text:p>16527897836709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652789783838183" calcext:value-type="float">
            <text:p>16527897838381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652789783893476" calcext:value-type="float">
            <text:p>16527897838934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652789783985479" calcext:value-type="float">
            <text:p>1652789783985479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652789784099673" calcext:value-type="float">
            <text:p>1652789784099673</text:p>
          </table:table-cell>
          <table:table-cell office:value-type="float" office:value="-0.14694" calcext:value-type="float">
            <text:p>-0.14694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652789784192010" calcext:value-type="float">
            <text:p>16527897841920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652789784308023" calcext:value-type="float">
            <text:p>16527897843080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652789784448904" calcext:value-type="float">
            <text:p>16527897844489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652789784532908" calcext:value-type="float">
            <text:p>16527897845329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652789784619887" calcext:value-type="float">
            <text:p>1652789784619887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652789784750604" calcext:value-type="float">
            <text:p>1652789784750604</text:p>
          </table:table-cell>
          <table:table-cell office:value-type="float" office:value="-0" calcext:value-type="float">
            <text:p>0</text:p>
          </table:table-cell>
          <table:table-cell office:value-type="float" office:value="0.201641" calcext:value-type="float">
            <text:p>0.201641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1652789784874984" calcext:value-type="float">
            <text:p>1652789784874984</text:p>
          </table:table-cell>
          <table:table-cell office:value-type="float" office:value="-0" calcext:value-type="float">
            <text:p>0</text:p>
          </table:table-cell>
          <table:table-cell office:value-type="float" office:value="0.178793" calcext:value-type="float">
            <text:p>0.17879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652789784939113" calcext:value-type="float">
            <text:p>1652789784939113</text:p>
          </table:table-cell>
          <table:table-cell office:value-type="float" office:value="-0" calcext:value-type="float">
            <text:p>0</text:p>
          </table:table-cell>
          <table:table-cell office:value-type="float" office:value="0.200419" calcext:value-type="float">
            <text:p>0.200419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652789785052670" calcext:value-type="float">
            <text:p>1652789785052670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200484" calcext:value-type="float">
            <text:p>0.20048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652789785135769" calcext:value-type="float">
            <text:p>1652789785135769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207204" calcext:value-type="float">
            <text:p>0.207204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652789785261492" calcext:value-type="float">
            <text:p>165278978526149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02435" calcext:value-type="float">
            <text:p>0.202435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652789785373490" calcext:value-type="float">
            <text:p>1652789785373490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203596" calcext:value-type="float">
            <text:p>0.203596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652789785460996" calcext:value-type="float">
            <text:p>1652789785460996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1652789785566131" calcext:value-type="float">
            <text:p>1652789785566131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652789785707748" calcext:value-type="float">
            <text:p>1652789785707748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652789785809982" calcext:value-type="float">
            <text:p>1652789785809982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652789785858958" calcext:value-type="float">
            <text:p>165278978585895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208417" calcext:value-type="float">
            <text:p>0.20841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652789785966666" calcext:value-type="float">
            <text:p>1652789785966666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207728" calcext:value-type="float">
            <text:p>0.20772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52789786069038" calcext:value-type="float">
            <text:p>1652789786069038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-0.32289" calcext:value-type="float">
            <text:p>-0.3228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52789786188371" calcext:value-type="float">
            <text:p>1652789786188371</text:p>
          </table:table-cell>
          <table:table-cell office:value-type="float" office:value="0.236922" calcext:value-type="float">
            <text:p>0.236922</text:p>
          </table:table-cell>
          <table:table-cell office:value-type="float" office:value="0.166086" calcext:value-type="float">
            <text:p>0.16608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52789786306286" calcext:value-type="float">
            <text:p>1652789786306286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0.203625" calcext:value-type="float">
            <text:p>0.203625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652789786419039" calcext:value-type="float">
            <text:p>1652789786419039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652789786525160" calcext:value-type="float">
            <text:p>1652789786525160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652789786587376" calcext:value-type="float">
            <text:p>1652789786587376</text:p>
          </table:table-cell>
          <table:table-cell office:value-type="float" office:value="-0" calcext:value-type="float">
            <text:p>0</text:p>
          </table:table-cell>
          <table:table-cell office:value-type="float" office:value="0.209978" calcext:value-type="float">
            <text:p>0.209978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652789786698528" calcext:value-type="float">
            <text:p>1652789786698528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652789786801135" calcext:value-type="float">
            <text:p>1652789786801135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1652789786905995" calcext:value-type="float">
            <text:p>1652789786905995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652789787035833" calcext:value-type="float">
            <text:p>1652789787035833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652789787115568" calcext:value-type="float">
            <text:p>1652789787115568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652789787238632" calcext:value-type="float">
            <text:p>1652789787238632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652789787333434" calcext:value-type="float">
            <text:p>1652789787333434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52789787424968" calcext:value-type="float">
            <text:p>16527897874249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652789787526840" calcext:value-type="float">
            <text:p>16527897875268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652789787625558" calcext:value-type="float">
            <text:p>1652789787625558</text:p>
          </table:table-cell>
          <table:table-cell office:value-type="float" office:value="-0" calcext:value-type="float">
            <text:p>0</text:p>
          </table:table-cell>
          <table:table-cell office:value-type="float" office:value="0.118092" calcext:value-type="float">
            <text:p>0.11809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652789787746245" calcext:value-type="float">
            <text:p>1652789787746245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154108" calcext:value-type="float">
            <text:p>0.15410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652789787849432" calcext:value-type="float">
            <text:p>1652789787849432</text:p>
          </table:table-cell>
          <table:table-cell office:value-type="float" office:value="0.251916" calcext:value-type="float">
            <text:p>0.251916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652789787941149" calcext:value-type="float">
            <text:p>165278978794114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56146" calcext:value-type="float">
            <text:p>0.15614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652789788059019" calcext:value-type="float">
            <text:p>165278978805901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652789788179668" calcext:value-type="float">
            <text:p>1652789788179668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184481" calcext:value-type="float">
            <text:p>0.184481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652789788271466" calcext:value-type="float">
            <text:p>1652789788271466</text:p>
          </table:table-cell>
          <table:table-cell office:value-type="float" office:value="-0" calcext:value-type="float">
            <text:p>0</text:p>
          </table:table-cell>
          <table:table-cell office:value-type="float" office:value="0.191184" calcext:value-type="float">
            <text:p>0.19118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652789788373285" calcext:value-type="float">
            <text:p>16527897883732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652789788478525" calcext:value-type="float">
            <text:p>16527897884785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652789788579347" calcext:value-type="float">
            <text:p>1652789788579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652789788677933" calcext:value-type="float">
            <text:p>16527897886779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652789788789334" calcext:value-type="float">
            <text:p>16527897887893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1652789788895215" calcext:value-type="float">
            <text:p>165278978889521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652789788986523" calcext:value-type="float">
            <text:p>1652789788986523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652789789098108" calcext:value-type="float">
            <text:p>16527897890981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652789789207130" calcext:value-type="float">
            <text:p>1652789789207130</text:p>
          </table:table-cell>
          <table:table-cell office:value-type="float" office:value="-0" calcext:value-type="float">
            <text:p>0</text:p>
          </table:table-cell>
          <table:table-cell office:value-type="float" office:value="-0.21735" calcext:value-type="float">
            <text:p>-0.2173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652789789305410" calcext:value-type="float">
            <text:p>1652789789305410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652789789411843" calcext:value-type="float">
            <text:p>16527897894118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652789789512726" calcext:value-type="float">
            <text:p>1652789789512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1652789789642280" calcext:value-type="float">
            <text:p>165278978964228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652789789726608" calcext:value-type="float">
            <text:p>16527897897266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652789789838097" calcext:value-type="float">
            <text:p>16527897898380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652789789934122" calcext:value-type="float">
            <text:p>16527897899341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652789790041906" calcext:value-type="float">
            <text:p>16527897900419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652789790169086" calcext:value-type="float">
            <text:p>16527897901690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652789790237986" calcext:value-type="float">
            <text:p>1652789790237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652789790352150" calcext:value-type="float">
            <text:p>165278979035215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1652789790461284" calcext:value-type="float">
            <text:p>16527897904612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652789790560178" calcext:value-type="float">
            <text:p>16527897905601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652789790665800" calcext:value-type="float">
            <text:p>16527897906658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652789790771437" calcext:value-type="float">
            <text:p>16527897907714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652789790865776" calcext:value-type="float">
            <text:p>16527897908657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1652789790976711" calcext:value-type="float">
            <text:p>1652789790976711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652789791087041" calcext:value-type="float">
            <text:p>16527897910870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652789791168949" calcext:value-type="float">
            <text:p>1652789791168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652789791277408" calcext:value-type="float">
            <text:p>1652789791277408</text:p>
          </table:table-cell>
          <table:table-cell office:value-type="float" office:value="0.260909" calcext:value-type="float">
            <text:p>0.260909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652789791382244" calcext:value-type="float">
            <text:p>1652789791382244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652789791486179" calcext:value-type="float">
            <text:p>16527897914861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1652789791602827" calcext:value-type="float">
            <text:p>1652789791602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652789791707812" calcext:value-type="float">
            <text:p>16527897917078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652789791807222" calcext:value-type="float">
            <text:p>1652789791807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652789791867630" calcext:value-type="float">
            <text:p>16527897918676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652789792003093" calcext:value-type="float">
            <text:p>1652789792003093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.0962534" calcext:value-type="float">
            <text:p>0.0962534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1652789792135683" calcext:value-type="float">
            <text:p>1652789792135683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144073" calcext:value-type="float">
            <text:p>0.144073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652789792185213" calcext:value-type="float">
            <text:p>1652789792185213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133394" calcext:value-type="float">
            <text:p>0.133394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652789792343371" calcext:value-type="float">
            <text:p>1652789792343371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.135294" calcext:value-type="float">
            <text:p>0.13529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52789792422072" calcext:value-type="float">
            <text:p>1652789792422072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191184" calcext:value-type="float">
            <text:p>0.191184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652789792525055" calcext:value-type="float">
            <text:p>1652789792525055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4889" calcext:value-type="float">
            <text:p>0.1488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652789792633014" calcext:value-type="float">
            <text:p>1652789792633014</text:p>
          </table:table-cell>
          <table:table-cell office:value-type="float" office:value="-0" calcext:value-type="float">
            <text:p>0</text:p>
          </table:table-cell>
          <table:table-cell office:value-type="float" office:value="0.196659" calcext:value-type="float">
            <text:p>0.196659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652789792731544" calcext:value-type="float">
            <text:p>16527897927315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652789792831866" calcext:value-type="float">
            <text:p>16527897928318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1652789792959984" calcext:value-type="float">
            <text:p>16527897929599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1652789793044931" calcext:value-type="float">
            <text:p>16527897930449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652789793145706" calcext:value-type="float">
            <text:p>1652789793145706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52789793221283" calcext:value-type="float">
            <text:p>1652789793221283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1652789793339908" calcext:value-type="float">
            <text:p>1652789793339908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652789793459032" calcext:value-type="float">
            <text:p>1652789793459032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652789793550017" calcext:value-type="float">
            <text:p>165278979355001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652789793654080" calcext:value-type="float">
            <text:p>165278979365408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652789793760380" calcext:value-type="float">
            <text:p>1652789793760380</text:p>
          </table:table-cell>
          <table:table-cell office:value-type="float" office:value="-0" calcext:value-type="float">
            <text:p>0</text:p>
          </table:table-cell>
          <table:table-cell office:value-type="float" office:value="-0.216254" calcext:value-type="float">
            <text:p>-0.216254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652789793872830" calcext:value-type="float">
            <text:p>16527897938728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652789793966055" calcext:value-type="float">
            <text:p>1652789793966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652789794068543" calcext:value-type="float">
            <text:p>1652789794068543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1652789794171600" calcext:value-type="float">
            <text:p>1652789794171600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652789794281658" calcext:value-type="float">
            <text:p>16527897942816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652789794378220" calcext:value-type="float">
            <text:p>165278979437822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652789794489166" calcext:value-type="float">
            <text:p>1652789794489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652789794601840" calcext:value-type="float">
            <text:p>16527897946018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652789794706824" calcext:value-type="float">
            <text:p>16527897947068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652789794799123" calcext:value-type="float">
            <text:p>16527897947991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652789794900292" calcext:value-type="float">
            <text:p>16527897949002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652789795004708" calcext:value-type="float">
            <text:p>1652789795004708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652789795121883" calcext:value-type="float">
            <text:p>16527897951218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652789795213860" calcext:value-type="float">
            <text:p>165278979521386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652789795322982" calcext:value-type="float">
            <text:p>16527897953229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652789795425772" calcext:value-type="float">
            <text:p>16527897954257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652789795520140" calcext:value-type="float">
            <text:p>16527897955201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652789795626218" calcext:value-type="float">
            <text:p>1652789795626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1652789795720967" calcext:value-type="float">
            <text:p>16527897957209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652789795821544" calcext:value-type="float">
            <text:p>1652789795821544</text:p>
          </table:table-cell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652789795935317" calcext:value-type="float">
            <text:p>1652789795935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652789796026923" calcext:value-type="float">
            <text:p>16527897960269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652789796128163" calcext:value-type="float">
            <text:p>16527897961281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652789796235156" calcext:value-type="float">
            <text:p>1652789796235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652789796349823" calcext:value-type="float">
            <text:p>16527897963498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652789796444243" calcext:value-type="float">
            <text:p>1652789796444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652789796560428" calcext:value-type="float">
            <text:p>16527897965604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652789796649058" calcext:value-type="float">
            <text:p>16527897966490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652789796764370" calcext:value-type="float">
            <text:p>1652789796764370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652789796858075" calcext:value-type="float">
            <text:p>1652789796858075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652789796968796" calcext:value-type="float">
            <text:p>1652789796968796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1652789797078867" calcext:value-type="float">
            <text:p>1652789797078867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652789797177560" calcext:value-type="float">
            <text:p>1652789797177560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652789797272602" calcext:value-type="float">
            <text:p>16527897972726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1652789797394227" calcext:value-type="float">
            <text:p>1652789797394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652789797487922" calcext:value-type="float">
            <text:p>16527897974879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652789797597066" calcext:value-type="float">
            <text:p>16527897975970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652789797686737" calcext:value-type="float">
            <text:p>165278979768673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58773" calcext:value-type="float">
            <text:p>0.15877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652789797796995" calcext:value-type="float">
            <text:p>1652789797796995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0980453" calcext:value-type="float">
            <text:p>0.098045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652789797905480" calcext:value-type="float">
            <text:p>1652789797905480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24355" calcext:value-type="float">
            <text:p>0.12435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652789798010894" calcext:value-type="float">
            <text:p>1652789798010894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03427" calcext:value-type="float">
            <text:p>0.103427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652789798103205" calcext:value-type="float">
            <text:p>1652789798103205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11394" calcext:value-type="float">
            <text:p>0.111394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1652789798223325" calcext:value-type="float">
            <text:p>1652789798223325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00671" calcext:value-type="float">
            <text:p>0.20067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652789798325393" calcext:value-type="float">
            <text:p>1652789798325393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198244" calcext:value-type="float">
            <text:p>0.19824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52789798416506" calcext:value-type="float">
            <text:p>1652789798416506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-0.0937835" calcext:value-type="float">
            <text:p>-0.093783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652789798507286" calcext:value-type="float">
            <text:p>1652789798507286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-0.0855053" calcext:value-type="float">
            <text:p>-0.085505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652789798603101" calcext:value-type="float">
            <text:p>1652789798603101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-0.070732" calcext:value-type="float">
            <text:p>-0.070732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1652789798728805" calcext:value-type="float">
            <text:p>1652789798728805</text:p>
          </table:table-cell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652789798808257" calcext:value-type="float">
            <text:p>1652789798808257</text:p>
          </table:table-cell>
          <table:table-cell office:value-type="float" office:value="0.212926" calcext:value-type="float">
            <text:p>0.212926</text:p>
          </table:table-cell>
          <table:table-cell office:value-type="float" office:value="-0.0459041" calcext:value-type="float">
            <text:p>-0.045904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652789798937573" calcext:value-type="float">
            <text:p>1652789798937573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-0.0809744" calcext:value-type="float">
            <text:p>-0.0809744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1652789799035410" calcext:value-type="float">
            <text:p>165278979903541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-0.0784103" calcext:value-type="float">
            <text:p>-0.078410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652789799155905" calcext:value-type="float">
            <text:p>165278979915590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00334447" calcext:value-type="float">
            <text:p>0.0033444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652789799234746" calcext:value-type="float">
            <text:p>165278979923474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08157" calcext:value-type="float">
            <text:p>0.20815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652789799346369" calcext:value-type="float">
            <text:p>165278979934636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652789799452517" calcext:value-type="float">
            <text:p>1652789799452517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0.215877" calcext:value-type="float">
            <text:p>0.215877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652789799564850" calcext:value-type="float">
            <text:p>1652789799564850</text:p>
          </table:table-cell>
          <table:table-cell office:value-type="float" office:value="-0" calcext:value-type="float">
            <text:p>0</text:p>
          </table:table-cell>
          <table:table-cell office:value-type="float" office:value="0.216084" calcext:value-type="float">
            <text:p>0.21608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652789799665875" calcext:value-type="float">
            <text:p>1652789799665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652789799778199" calcext:value-type="float">
            <text:p>16527897997781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652789799870535" calcext:value-type="float">
            <text:p>1652789799870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652789799974930" calcext:value-type="float">
            <text:p>1652789799974930</text:p>
          </table:table-cell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652789800088861" calcext:value-type="float">
            <text:p>1652789800088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652789800185130" calcext:value-type="float">
            <text:p>1652789800185130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652789800286934" calcext:value-type="float">
            <text:p>1652789800286934</text:p>
          </table:table-cell>
          <table:table-cell office:value-type="float" office:value="-0" calcext:value-type="float">
            <text:p>0</text:p>
          </table:table-cell>
          <table:table-cell office:value-type="float" office:value="0.226731" calcext:value-type="float">
            <text:p>0.226731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652789800377835" calcext:value-type="float">
            <text:p>16527898003778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652789800499829" calcext:value-type="float">
            <text:p>1652789800499829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652789800700283" calcext:value-type="float">
            <text:p>1652789800700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652789800798370" calcext:value-type="float">
            <text:p>16527898007983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652789800910010" calcext:value-type="float">
            <text:p>16527898009100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652789801013875" calcext:value-type="float">
            <text:p>1652789801013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652789801106252" calcext:value-type="float">
            <text:p>1652789801106252</text:p>
          </table:table-cell>
          <table:table-cell office:value-type="float" office:value="-0" calcext:value-type="float">
            <text:p>0</text:p>
          </table:table-cell>
          <table:table-cell office:value-type="float" office:value="0.0821675" calcext:value-type="float">
            <text:p>0.0821675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652789801217238" calcext:value-type="float">
            <text:p>1652789801217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652789801320470" calcext:value-type="float">
            <text:p>1652789801320470</text:p>
          </table:table-cell>
          <table:table-cell office:value-type="float" office:value="-0" calcext:value-type="float">
            <text:p>0</text:p>
          </table:table-cell>
          <table:table-cell office:value-type="float" office:value="0.207491" calcext:value-type="float">
            <text:p>0.207491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1652789801430964" calcext:value-type="float">
            <text:p>16527898014309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652789801533801" calcext:value-type="float">
            <text:p>1652789801533801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652789801659413" calcext:value-type="float">
            <text:p>1652789801659413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652789801737464" calcext:value-type="float">
            <text:p>1652789801737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652789801841202" calcext:value-type="float">
            <text:p>16527898018412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652789801948407" calcext:value-type="float">
            <text:p>16527898019484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652789802058436" calcext:value-type="float">
            <text:p>1652789802058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652789802153225" calcext:value-type="float">
            <text:p>1652789802153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652789802217131" calcext:value-type="float">
            <text:p>16527898022171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652789802360072" calcext:value-type="float">
            <text:p>1652789802360072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652789802439914" calcext:value-type="float">
            <text:p>165278980243991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1652789802542170" calcext:value-type="float">
            <text:p>16527898025421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1652789802654205" calcext:value-type="float">
            <text:p>1652789802654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1652789802747397" calcext:value-type="float">
            <text:p>16527898027473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652789802839826" calcext:value-type="float">
            <text:p>1652789802839826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161254" calcext:value-type="float">
            <text:p>0.161254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652789802948019" calcext:value-type="float">
            <text:p>1652789802948019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203337" calcext:value-type="float">
            <text:p>0.203337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1652789803066591" calcext:value-type="float">
            <text:p>1652789803066591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652789803187297" calcext:value-type="float">
            <text:p>1652789803187297</text:p>
          </table:table-cell>
          <table:table-cell office:value-type="float" office:value="0.00600117" calcext:value-type="float">
            <text:p>0.00600117</text:p>
          </table:table-cell>
          <table:table-cell office:value-type="float" office:value="0.151808" calcext:value-type="float">
            <text:p>0.151808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652789803297489" calcext:value-type="float">
            <text:p>1652789803297489</text:p>
          </table:table-cell>
          <table:table-cell office:value-type="float" office:value="0.233921" calcext:value-type="float">
            <text:p>0.233921</text:p>
          </table:table-cell>
          <table:table-cell office:value-type="float" office:value="0.203199" calcext:value-type="float">
            <text:p>0.20319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652789803370211" calcext:value-type="float">
            <text:p>1652789803370211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0.187736" calcext:value-type="float">
            <text:p>0.187736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652789803473491" calcext:value-type="float">
            <text:p>1652789803473491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11065" calcext:value-type="float">
            <text:p>0.111065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1652789803605259" calcext:value-type="float">
            <text:p>1652789803605259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200583" calcext:value-type="float">
            <text:p>0.20058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652789803684639" calcext:value-type="float">
            <text:p>1652789803684639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81701" calcext:value-type="float">
            <text:p>0.181701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float" office:value="1652789803799871" calcext:value-type="float">
            <text:p>1652789803799871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.155595" calcext:value-type="float">
            <text:p>0.15559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652789803905674" calcext:value-type="float">
            <text:p>165278980390567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00599" calcext:value-type="float">
            <text:p>0.200599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652789804002825" calcext:value-type="float">
            <text:p>1652789804002825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652789804105594" calcext:value-type="float">
            <text:p>1652789804105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1652789804218722" calcext:value-type="float">
            <text:p>16527898042187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652789804315407" calcext:value-type="float">
            <text:p>16527898043154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652789804426523" calcext:value-type="float">
            <text:p>1652789804426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652789804517046" calcext:value-type="float">
            <text:p>1652789804517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652789804621971" calcext:value-type="float">
            <text:p>1652789804621971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1652789804731041" calcext:value-type="float">
            <text:p>1652789804731041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652789804837350" calcext:value-type="float">
            <text:p>1652789804837350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652789804933419" calcext:value-type="float">
            <text:p>1652789804933419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652789805042282" calcext:value-type="float">
            <text:p>1652789805042282</text:p>
          </table:table-cell>
          <table:table-cell office:value-type="float" office:value="0.0539839" calcext:value-type="float">
            <text:p>0.0539839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652789805142239" calcext:value-type="float">
            <text:p>16527898051422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652789805246158" calcext:value-type="float">
            <text:p>16527898052461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652789805353628" calcext:value-type="float">
            <text:p>1652789805353628</text:p>
          </table:table-cell>
          <table:table-cell office:value-type="float" office:value="-0" calcext:value-type="float">
            <text:p>0</text:p>
          </table:table-cell>
          <table:table-cell office:value-type="float" office:value="-0.203685" calcext:value-type="float">
            <text:p>-0.203685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652789805447379" calcext:value-type="float">
            <text:p>1652789805447379</text:p>
          </table:table-cell>
          <table:table-cell office:value-type="float" office:value="-0" calcext:value-type="float">
            <text:p>0</text:p>
          </table:table-cell>
          <table:table-cell office:value-type="float" office:value="-0.122401" calcext:value-type="float">
            <text:p>-0.12240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652789805545896" calcext:value-type="float">
            <text:p>1652789805545896</text:p>
          </table:table-cell>
          <table:table-cell office:value-type="float" office:value="-0.239914" calcext:value-type="float">
            <text:p>-0.239914</text:p>
          </table:table-cell>
          <table:table-cell office:value-type="float" office:value="-0.140658" calcext:value-type="float">
            <text:p>-0.140658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652789805644891" calcext:value-type="float">
            <text:p>1652789805644891</text:p>
          </table:table-cell>
          <table:table-cell office:value-type="float" office:value="-0" calcext:value-type="float">
            <text:p>0</text:p>
          </table:table-cell>
          <table:table-cell office:value-type="float" office:value="-0.15746" calcext:value-type="float">
            <text:p>-0.15746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652789805751285" calcext:value-type="float">
            <text:p>1652789805751285</text:p>
          </table:table-cell>
          <table:table-cell office:value-type="float" office:value="-0" calcext:value-type="float">
            <text:p>0</text:p>
          </table:table-cell>
          <table:table-cell office:value-type="float" office:value="-0.174377" calcext:value-type="float">
            <text:p>-0.174377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652789805847113" calcext:value-type="float">
            <text:p>1652789805847113</text:p>
          </table:table-cell>
          <table:table-cell office:value-type="float" office:value="-0" calcext:value-type="float">
            <text:p>0</text:p>
          </table:table-cell>
          <table:table-cell office:value-type="float" office:value="-0.201963" calcext:value-type="float">
            <text:p>-0.20196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652789805950438" calcext:value-type="float">
            <text:p>1652789805950438</text:p>
          </table:table-cell>
          <table:table-cell office:value-type="float" office:value="-0.137947" calcext:value-type="float">
            <text:p>-0.137947</text:p>
          </table:table-cell>
          <table:table-cell office:value-type="float" office:value="-0.201232" calcext:value-type="float">
            <text:p>-0.20123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52789806050546" calcext:value-type="float">
            <text:p>1652789806050546</text:p>
          </table:table-cell>
          <table:table-cell office:value-type="float" office:value="-0" calcext:value-type="float">
            <text:p>0</text:p>
          </table:table-cell>
          <table:table-cell office:value-type="float" office:value="-0.200089" calcext:value-type="float">
            <text:p>-0.20008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652789806157572" calcext:value-type="float">
            <text:p>1652789806157572</text:p>
          </table:table-cell>
          <table:table-cell office:value-type="float" office:value="-0" calcext:value-type="float">
            <text:p>0</text:p>
          </table:table-cell>
          <table:table-cell office:value-type="float" office:value="-0.202956" calcext:value-type="float">
            <text:p>-0.20295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652789806267066" calcext:value-type="float">
            <text:p>1652789806267066</text:p>
          </table:table-cell>
          <table:table-cell office:value-type="float" office:value="-0.152941" calcext:value-type="float">
            <text:p>-0.152941</text:p>
          </table:table-cell>
          <table:table-cell office:value-type="float" office:value="-0.202101" calcext:value-type="float">
            <text:p>-0.20210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52789806371144" calcext:value-type="float">
            <text:p>1652789806371144</text:p>
          </table:table-cell>
          <table:table-cell office:value-type="float" office:value="-0" calcext:value-type="float">
            <text:p>0</text:p>
          </table:table-cell>
          <table:table-cell office:value-type="float" office:value="-0.208832" calcext:value-type="float">
            <text:p>-0.20883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652789806483071" calcext:value-type="float">
            <text:p>1652789806483071</text:p>
          </table:table-cell>
          <table:table-cell office:value-type="float" office:value="-0" calcext:value-type="float">
            <text:p>0</text:p>
          </table:table-cell>
          <table:table-cell office:value-type="float" office:value="-0.209517" calcext:value-type="float">
            <text:p>-0.209517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652789806574316" calcext:value-type="float">
            <text:p>1652789806574316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213474" calcext:value-type="float">
            <text:p>-0.213474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652789806685241" calcext:value-type="float">
            <text:p>1652789806685241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218051" calcext:value-type="float">
            <text:p>-0.21805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652789806783778" calcext:value-type="float">
            <text:p>1652789806783778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223952" calcext:value-type="float">
            <text:p>-0.22395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652789806898521" calcext:value-type="float">
            <text:p>1652789806898521</text:p>
          </table:table-cell>
          <table:table-cell office:value-type="float" office:value="-0" calcext:value-type="float">
            <text:p>0</text:p>
          </table:table-cell>
          <table:table-cell office:value-type="float" office:value="-0.223984" calcext:value-type="float">
            <text:p>-0.223984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652789806993383" calcext:value-type="float">
            <text:p>1652789806993383</text:p>
          </table:table-cell>
          <table:table-cell office:value-type="float" office:value="-0" calcext:value-type="float">
            <text:p>0</text:p>
          </table:table-cell>
          <table:table-cell office:value-type="float" office:value="-0.220216" calcext:value-type="float">
            <text:p>-0.220216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652789807097757" calcext:value-type="float">
            <text:p>1652789807097757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-0.217299" calcext:value-type="float">
            <text:p>-0.217299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1652789807213169" calcext:value-type="float">
            <text:p>165278980721316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652789807307109" calcext:value-type="float">
            <text:p>1652789807307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1652789807430375" calcext:value-type="float">
            <text:p>1652789807430375</text:p>
          </table:table-cell>
          <table:table-cell office:value-type="float" office:value="-0" calcext:value-type="float">
            <text:p>0</text:p>
          </table:table-cell>
          <table:table-cell office:value-type="float" office:value="-0.227277" calcext:value-type="float">
            <text:p>-0.22727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652789807507674" calcext:value-type="float">
            <text:p>1652789807507674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1652789807620347" calcext:value-type="float">
            <text:p>1652789807620347</text:p>
          </table:table-cell>
          <table:table-cell office:value-type="float" office:value="-0.0989571" calcext:value-type="float">
            <text:p>-0.0989571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652789807729395" calcext:value-type="float">
            <text:p>16527898077293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652789807829177" calcext:value-type="float">
            <text:p>1652789807829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652789807912453" calcext:value-type="float">
            <text:p>16527898079124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652789808010541" calcext:value-type="float">
            <text:p>1652789808010541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0" calcext:value-type="float">
            <text:p>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1652789808137272" calcext:value-type="float">
            <text:p>1652789808137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652789808246692" calcext:value-type="float">
            <text:p>16527898082466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652789808353989" calcext:value-type="float">
            <text:p>16527898083539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652789808427423" calcext:value-type="float">
            <text:p>1652789808427423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.135264" calcext:value-type="float">
            <text:p>0.135264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652789808549658" calcext:value-type="float">
            <text:p>1652789808549658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68597" calcext:value-type="float">
            <text:p>0.168597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652789808667494" calcext:value-type="float">
            <text:p>165278980866749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71818" calcext:value-type="float">
            <text:p>0.171818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652789808742514" calcext:value-type="float">
            <text:p>1652789808742514</text:p>
          </table:table-cell>
          <table:table-cell office:value-type="float" office:value="-0" calcext:value-type="float">
            <text:p>0</text:p>
          </table:table-cell>
          <table:table-cell office:value-type="float" office:value="0.165579" calcext:value-type="float">
            <text:p>0.16557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652789808849749" calcext:value-type="float">
            <text:p>1652789808849749</text:p>
          </table:table-cell>
          <table:table-cell office:value-type="float" office:value="-0" calcext:value-type="float">
            <text:p>0</text:p>
          </table:table-cell>
          <table:table-cell office:value-type="float" office:value="0.200606" calcext:value-type="float">
            <text:p>0.200606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1652789808971062" calcext:value-type="float">
            <text:p>165278980897106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00573" calcext:value-type="float">
            <text:p>0.20057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652789809064651" calcext:value-type="float">
            <text:p>165278980906465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948" calcext:value-type="float">
            <text:p>0.18948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1652789809165294" calcext:value-type="float">
            <text:p>1652789809165294</text:p>
          </table:table-cell>
          <table:table-cell office:value-type="float" office:value="0.257917" calcext:value-type="float">
            <text:p>0.257917</text:p>
          </table:table-cell>
          <table:table-cell office:value-type="float" office:value="0.200883" calcext:value-type="float">
            <text:p>0.20088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652789809286741" calcext:value-type="float">
            <text:p>1652789809286741</text:p>
          </table:table-cell>
          <table:table-cell office:value-type="float" office:value="-0" calcext:value-type="float">
            <text:p>0</text:p>
          </table:table-cell>
          <table:table-cell office:value-type="float" office:value="0.203766" calcext:value-type="float">
            <text:p>0.20376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652789809369082" calcext:value-type="float">
            <text:p>1652789809369082</text:p>
          </table:table-cell>
          <table:table-cell office:value-type="float" office:value="0.272911" calcext:value-type="float">
            <text:p>0.272911</text:p>
          </table:table-cell>
          <table:table-cell office:value-type="float" office:value="0.203986" calcext:value-type="float">
            <text:p>0.20398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652789809482514" calcext:value-type="float">
            <text:p>165278980948251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03083" calcext:value-type="float">
            <text:p>0.20308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652789809576772" calcext:value-type="float">
            <text:p>165278980957677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05928" calcext:value-type="float">
            <text:p>0.205928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652789809679847" calcext:value-type="float">
            <text:p>16527898096798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652789809792652" calcext:value-type="float">
            <text:p>16527898097926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652789809903406" calcext:value-type="float">
            <text:p>1652789809903406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652789809998926" calcext:value-type="float">
            <text:p>165278980999892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1652789810120250" calcext:value-type="float">
            <text:p>165278981012025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652789810205601" calcext:value-type="float">
            <text:p>1652789810205601</text:p>
          </table:table-cell>
          <table:table-cell office:value-type="float" office:value="-0" calcext:value-type="float">
            <text:p>0</text:p>
          </table:table-cell>
          <table:table-cell office:value-type="float" office:value="-0.331204" calcext:value-type="float">
            <text:p>-0.331204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652789810307002" calcext:value-type="float">
            <text:p>1652789810307002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652789810413099" calcext:value-type="float">
            <text:p>1652789810413099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652789810524042" calcext:value-type="float">
            <text:p>1652789810524042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652789810625020" calcext:value-type="float">
            <text:p>1652789810625020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652789810721926" calcext:value-type="float">
            <text:p>1652789810721926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1652789810821414" calcext:value-type="float">
            <text:p>1652789810821414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652789810942710" calcext:value-type="float">
            <text:p>1652789810942710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652789811027857" calcext:value-type="float">
            <text:p>16527898110278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652789811140134" calcext:value-type="float">
            <text:p>1652789811140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652789811245929" calcext:value-type="float">
            <text:p>16527898112459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1652789811349106" calcext:value-type="float">
            <text:p>1652789811349106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652789811446718" calcext:value-type="float">
            <text:p>1652789811446718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652789811550899" calcext:value-type="float">
            <text:p>16527898115508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652789811649555" calcext:value-type="float">
            <text:p>16527898116495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652789811765697" calcext:value-type="float">
            <text:p>16527898117656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1652789811864975" calcext:value-type="float">
            <text:p>16527898118649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652789811961719" calcext:value-type="float">
            <text:p>16527898119617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652789812075340" calcext:value-type="float">
            <text:p>16527898120753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652789812174516" calcext:value-type="float">
            <text:p>16527898121745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652789812272889" calcext:value-type="float">
            <text:p>16527898122728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652789812390185" calcext:value-type="float">
            <text:p>16527898123901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1652789812494847" calcext:value-type="float">
            <text:p>16527898124948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652789812593549" calcext:value-type="float">
            <text:p>16527898125935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1652789812705255" calcext:value-type="float">
            <text:p>16527898127052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52789812797551" calcext:value-type="float">
            <text:p>16527898127975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652789812903629" calcext:value-type="float">
            <text:p>16527898129036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652789813008751" calcext:value-type="float">
            <text:p>16527898130087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652789813108682" calcext:value-type="float">
            <text:p>16527898131086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652789813213573" calcext:value-type="float">
            <text:p>16527898132135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652789813314808" calcext:value-type="float">
            <text:p>16527898133148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652789813399988" calcext:value-type="float">
            <text:p>16527898133999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1652789813539365" calcext:value-type="float">
            <text:p>16527898135393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652789813632302" calcext:value-type="float">
            <text:p>16527898136323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652789813734030" calcext:value-type="float">
            <text:p>16527898137340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1652789813851924" calcext:value-type="float">
            <text:p>16527898138519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652789813944564" calcext:value-type="float">
            <text:p>16527898139445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1652789814051687" calcext:value-type="float">
            <text:p>16527898140516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652789814146574" calcext:value-type="float">
            <text:p>16527898141465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1652789814260104" calcext:value-type="float">
            <text:p>1652789814260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652789814357174" calcext:value-type="float">
            <text:p>16527898143571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652789814468063" calcext:value-type="float">
            <text:p>16527898144680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907" calcext:value-type="float">
            <text:p>1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7T16:24:25.150789162</dc:date>
    <meta:editing-duration>PT2M24S</meta:editing-duration>
    <meta:editing-cycles>1</meta:editing-cycles>
    <meta:document-statistic meta:table-count="1" meta:cell-count="147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8.001cm" svg:height="21.729cm" xlink:href=".." xlink:type="simple" chart:class="chart:line" chart:style-name="ch1">
        <chart:legend chart:legend-position="end" svg:x="45.89cm" svg:y="10.565cm" style:legend-expansion="high" chart:style-name="ch2"/>
        <chart:plot-area chart:style-name="ch3" table:cell-range-address="outPut.D1:outPut.D368" chart:data-source-has-labels="row" svg:x="0.96cm" svg:y="0.434cm" svg:width="43.97cm" svg:height="20.861cm">
          <chartooo:coordinate-region svg:x="1.952cm" svg:y="0.555cm" svg:width="42.77cm" svg:height="19.7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D2:outPut.D368" chart:label-cell-address="outPut.D1:outPut.D1" chart:class="chart:line">
            <chart:data-point chart:repeated="3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</text:p>
                <draw:g>
                  <svg:desc>outPut.D1:outP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5">
                <text:p>5025</text:p>
                <draw:g>
                  <svg:desc>outPut.D2:outPut.D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11">
                <text:p>4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07">
                <text:p>1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